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2.277cm" fo:margin-left="-0.122cm" table:align="left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2.27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9"/>
    <style:style style:name="P2" style:family="paragraph" style:parent-style-name="Preformatted_20_Text" style:list-style-name="L9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7">
      <style:paragraph-properties fo:margin-top="0cm" fo:margin-bottom="0cm" loext:contextual-spacing="false"/>
    </style:style>
    <style:style style:name="P13" style:family="paragraph" style:parent-style-name="Text_20_body" style:list-style-name="L8">
      <style:paragraph-properties fo:margin-top="0cm" fo:margin-bottom="0cm" loext:contextual-spacing="false"/>
    </style:style>
    <style:style style:name="P14" style:family="paragraph" style:parent-style-name="Text_20_body" style:list-style-name="L9">
      <style:paragraph-properties fo:margin-top="0cm" fo:margin-bottom="0cm" loext:contextual-spacing="false"/>
    </style:style>
    <style:style style:name="P15" style:family="paragraph" style:parent-style-name="Text_20_body" style:list-style-name="L10">
      <style:paragraph-properties fo:margin-top="0cm" fo:margin-bottom="0cm" loext:contextual-spacing="false"/>
    </style:style>
    <style:style style:name="P16" style:family="paragraph" style:parent-style-name="Table_20_Contents">
      <style:text-properties officeooo:rsid="0016b653" officeooo:paragraph-rsid="0016b653"/>
    </style:style>
    <style:style style:name="P17" style:family="paragraph" style:parent-style-name="Table_20_Contents">
      <style:text-properties officeooo:paragraph-rsid="0016b653"/>
    </style:style>
    <style:style style:name="P18" style:family="paragraph" style:parent-style-name="Table_20_Contents">
      <style:text-properties fo:font-weight="normal" officeooo:paragraph-rsid="0016b653" style:font-weight-asian="normal" style:font-weight-complex="normal"/>
    </style:style>
    <style:style style:name="P19" style:family="paragraph" style:parent-style-name="Heading_20_5">
      <style:paragraph-properties fo:text-align="center" style:justify-single-word="false"/>
      <style:text-properties officeooo:paragraph-rsid="00159f8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6b65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b653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5"><text:span text:style-name="T1">M5470: Introduction to Parallel Scientific Computing</text:span></text:h>
      <text:h text:style-name="P19" text:outline-level="5"><text:span text:style-name="Strong_20_Emphasis"><text:span text:style-name="T1">Homework 1 Report</text:span></text:span></text:h>
      <text:p text:style-name="Horizontal_20_Line"/>
      <text:h text:style-name="Heading_20_2" text:outline-level="2"><text:span text:style-name="Strong_20_Emphasis">Question 1</text:span></text:h>
      <text:h text:style-name="Heading_20_3" text:outline-level="3">(a) Running the Code from HW0 Q6</text:h>
      <text:p text:style-name="Text_20_body">We executed the code for <text:span text:style-name="Strong_20_Emphasis">Question 6</text:span> from Homework 0 with the following conditions:</text:p>
      <text:list xml:id="list1156683707" text:style-name="L1">
        <text:list-item>
          <text:p text:style-name="P9">Matrix size: <text:span text:style-name="Strong_20_Emphasis">n = 4000</text:span> </text:p>
        </text:list-item>
        <text:list-item>
          <text:p text:style-name="P9">Format Flag: </text:p>
          <text:list>
            <text:list-item>
              <text:p text:style-name="P9"><text:span text:style-name="Source_20_Text"><text:span text:style-name="T3">0</text:span></text:span> for ASCII format </text:p>
            </text:list-item>
            <text:list-item>
              <text:p text:style-name="P3"><text:span text:style-name="Source_20_Text"><text:span text:style-name="T3">1</text:span></text:span> for Binary format </text:p>
            </text:list-item>
          </text:list>
        </text:list-item>
      </text:list>
      <text:h text:style-name="Heading_20_4" text:outline-level="4"><text:span text:style-name="Strong_20_Emphasis">Results</text:span></text:h>
      <text:list xml:id="list3737524430" text:style-name="L2">
        <text:list-item>
          <text:p text:style-name="P10"><text:span text:style-name="Strong_20_Emphasis">File Sizes</text:span>: </text:p>
          <text:list>
            <text:list-item>
              <text:p text:style-name="P10">ASCII File: <text:span text:style-name="Source_20_Text"><text:span text:style-name="T3">array_004000_asc.out</text:span></text:span> - <text:span text:style-name="T4">336</text:span><text:span text:style-name="T3">MB</text:span> </text:p>
            </text:list-item>
            <text:list-item>
              <text:p text:style-name="P4">Binary File: <text:span text:style-name="Source_20_Text"><text:span text:style-name="T3">array_004000_bin.out</text:span></text:span> - <text:span text:style-name="T3">12</text:span><text:span text:style-name="T4">3</text:span><text:span text:style-name="T3">MB</text:span> </text:p>
            </text:list-item>
          </text:list>
        </text:list-item>
      </text:list>
      <text:h text:style-name="Heading_20_4" text:outline-level="4"><text:span text:style-name="Strong_20_Emphasis"><text:span text:style-name="T2">(b) </text:span></text:span><text:span text:style-name="Strong_20_Emphasis">Disk Size Analysis</text:span></text:h>
      <text:list xml:id="list190285517" text:style-name="L3">
        <text:list-item>
          <text:p text:style-name="P5"><text:span text:style-name="Strong_20_Emphasis">Memory Size Calculation</text:span>:</text:p>
          <text:list>
            <text:list-item>
              <text:p text:style-name="P11">Each element of the matrix is a <text:span text:style-name="Source_20_Text">double</text:span> (8 bytes). </text:p>
            </text:list-item>
            <text:list-item>
              <text:p text:style-name="P11">Total elements = n<text:span text:style-name="T2">^2 </text:span>= 4000*4000 = 16,000,000</text:p>
            </text:list-item>
            <text:list-item>
              <text:p text:style-name="P11">Total memory size = 16,000,000*8 = <text:span text:style-name="T3">128 MB</text:span></text:p>
            </text:list-item>
          </text:list>
        </text:list-item>
        <text:list-item>
          <text:p text:style-name="P5"><text:span text:style-name="Strong_20_Emphasis">Observed Disk Size</text:span>:</text:p>
          <text:list>
            <text:list-item>
              <text:p text:style-name="P11">ASCII file size is larger because numbers are stored as text, requiring additional space for formatting and decimal precision. </text:p>
            </text:list-item>
            <text:list-item>
              <text:p text:style-name="P11">Binary file size closely matches the calculated memory size as it directly stores raw data. </text:p>
            </text:list-item>
          </text:list>
        </text:list-item>
        <text:list-item>
          <text:p text:style-name="P5"><text:span text:style-name="Strong_20_Emphasis">Recommendation</text:span>:</text:p>
          <text:list>
            <text:list-item>
              <text:p text:style-name="P11"><text:span text:style-name="Strong_20_Emphasis">Binary format</text:span> is better suited for large data storage as it: </text:p>
              <text:list>
                <text:list-item>
                  <text:p text:style-name="P11">Uses less disk space. </text:p>
                </text:list-item>
                <text:list-item>
                  <text:p text:style-name="P11">Is faster for reading and writing. </text:p>
                </text:list-item>
              </text:list>
            </text:list-item>
            <text:list-item>
              <text:p text:style-name="P5">ASCII format is suitable only if human-readability is required. </text:p>
            </text:list-item>
          </text:list>
        </text:list-item>
      </text:list>
      <text:p text:style-name="Horizontal_20_Line"/>
      <text:h text:style-name="Heading_20_3" text:outline-level="3"><text:span text:style-name="Strong_20_Emphasis">Question 2</text:span></text:h>
      <text:h text:style-name="Heading_20_4" text:outline-level="4"><text:span text:style-name="Strong_20_Emphasis">Results</text:span></text:h>
      <text:p text:style-name="Text_20_body">The following results were observed for each size: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Table_20_Heading">Matrix Size</text:p>
            </table:table-cell>
            <table:table-cell table:style-name="Table1.A1" office:value-type="string">
              <text:p text:style-name="Table_20_Heading">Vector File Name</text:p>
            </table:table-cell>
            <table:table-cell table:style-name="Table1.A1" office:value-type="string">
              <text:p text:style-name="Table_20_Heading">Result</text:p>
            </table:table-cell>
            <table:table-cell table:style-name="Table1.A1" office:value-type="string">
              <text:p text:style-name="Table_20_Heading">Eigenvalue</text:p>
            </table:table-cell>
          </table:table-row>
        </table:table-header-rows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vec_000003_000001.in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P16">0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vec_000003_000002.in</text:p>
          </table:table-cell>
          <table:table-cell table:style-name="Table1.A1" office:value-type="string">
            <text:p text:style-name="P16">Yes</text:p>
          </table:table-cell>
          <table:table-cell table:style-name="Table1.A1" office:value-type="string">
            <text:p text:style-name="P16">0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vec_000003_000003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vec_000003_000004.in</text:p>
          </table:table-cell>
          <table:table-cell table:style-name="Table1.A1" office:value-type="string">
            <text:p text:style-name="Table_20_Contents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vec_000005_000001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vec_000005_000002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7">vec_000005_00000<text:span text:style-name="T2">3</text:span>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7">vec_000005_00000<text:span text:style-name="T2">4</text:span>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vec_000050_000001.in</text:p>
          </table:table-cell>
          <table:table-cell table:style-name="Table1.A1" office:value-type="string">
            <text:p text:style-name="Table_20_Contents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P16">50</text:p>
          </table:table-cell>
          <table:table-cell table:style-name="Table1.A1" office:value-type="string">
            <text:p text:style-name="P17">vec_000050_00000<text:span text:style-name="T2">2</text:span>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P16">50</text:p>
          </table:table-cell>
          <table:table-cell table:style-name="Table1.A1" office:value-type="string">
            <text:p text:style-name="P17">vec_000050_00000<text:span text:style-name="T2">3</text:span>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P16">50</text:p>
          </table:table-cell>
          <table:table-cell table:style-name="Table1.A1" office:value-type="string">
            <text:p text:style-name="P18">vec_000050_00000<text:span text:style-name="T2">4</text:span>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80</text:p>
          </table:table-cell>
          <table:table-cell table:style-name="Table1.A1" office:value-type="string">
            <text:p text:style-name="Table_20_Contents">vec_000080_000001.in</text:p>
          </table:table-cell>
          <table:table-cell table:style-name="Table1.A1" office:value-type="string">
            <text:p text:style-name="Table_20_Contents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P16">80</text:p>
          </table:table-cell>
          <table:table-cell table:style-name="Table1.A1" office:value-type="string">
            <text:p text:style-name="P17">vec_000080_00000<text:span text:style-name="T2">2</text:span>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P16">80</text:p>
          </table:table-cell>
          <table:table-cell table:style-name="Table1.A1" office:value-type="string">
            <text:p text:style-name="P17">vec_000080_00000<text:span text:style-name="T2">3</text:span>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P16">80</text:p>
          </table:table-cell>
          <table:table-cell table:style-name="Table1.A1" office:value-type="string">
            <text:p text:style-name="P17">vec_000080_00000<text:span text:style-name="T2">4</text:span>.in</text:p>
          </table:table-cell>
          <table:table-cell table:style-name="Table1.A1" office:value-type="string">
            <text:p text:style-name="P17">Not an eigenvector</text:p>
          </table:table-cell>
          <table:table-cell table:style-name="Table1.A1" office:value-type="string">
            <text:p text:style-name="Table_20_Contents">-</text:p>
          </table:table-cell>
        </table:table-row>
      </table:table>
      <text:h text:style-name="Heading_20_4" text:outline-level="4"><text:span text:style-name="Strong_20_Emphasis"/></text:h>
      <text:h text:style-name="Heading_20_4" text:outline-level="4"><text:span text:style-name="Strong_20_Emphasis">Code Execution Instructions</text:span></text:h>
      <text:list xml:id="list2263225837" text:style-name="L9">
        <text:list-item>
          <text:p text:style-name="P7"><text:span text:style-name="Strong_20_Emphasis">Folder Structure</text:span>:</text:p>
          <text:list>
            <text:list-item>
              <text:p text:style-name="P14">Place all input files in a folder named <text:span text:style-name="Source_20_Text">inputfiles</text:span>. </text:p>
            </text:list-item>
            <text:list-item>
              <text:p text:style-name="P7">Example structure: </text:p>
              <text:p text:style-name="P1"><text:span text:style-name="Source_20_Text">./hw1_q2 <text:s text:c="9"/># Executable</text:span></text:p>
              <text:p text:style-name="P1"><text:span text:style-name="Source_20_Text">./input.in <text:s text:c="7"/># Input file with matrix sizes</text:span></text:p>
              <text:p text:style-name="P1"><text:span text:style-name="Source_20_Text">./inputfiles/ <text:s text:c="4"/># Contains matrix and vector files</text:span></text:p>
              <text:p text:style-name="P1"><text:span text:style-name="Source_20_Text"><text:s text:c="2"/>mat_000003.in</text:span></text:p>
              <text:p text:style-name="P1"><text:span text:style-name="Source_20_Text"><text:s text:c="2"/>vec_000003_000001.in</text:span></text:p>
              <text:p text:style-name="P2"><text:span text:style-name="Source_20_Text"><text:s text:c="2"/>...</text:span></text:p>
            </text:list-item>
          </text:list>
        </text:list-item>
        <text:list-item>
          <text:p text:style-name="P7"><text:span text:style-name="Strong_20_Emphasis">Input File (</text:span><text:span text:style-name="Strong_20_Emphasis"><text:span text:style-name="Source_20_Text">input.in</text:span></text:span><text:span text:style-name="Strong_20_Emphasis">)</text:span>:</text:p>
          <text:list>
            <text:list-item>
              <text:p text:style-name="P7">List matrix sizes (one per line). Example: </text:p>
              <text:p text:style-name="P1"><text:span text:style-name="Source_20_Text">3</text:span></text:p>
              <text:p text:style-name="P1"><text:span text:style-name="Source_20_Text">5</text:span></text:p>
              <text:p text:style-name="P1"><text:span text:style-name="Source_20_Text">50</text:span></text:p>
              <text:p text:style-name="P2"><text:span text:style-name="Source_20_Text">80</text:span></text:p>
            </text:list-item>
          </text:list>
        </text:list-item>
        <text:list-item>
          <text:p text:style-name="P7"><text:span text:style-name="Strong_20_Emphasis">Compile</text:span>:</text:p>
          <text:p text:style-name="P2"><text:span text:style-name="Source_20_Text">g++ -o hw1_q2 hw1_q2.cpp</text:span></text:p>
        </text:list-item>
        <text:list-item>
          <text:p text:style-name="P7"><text:span text:style-name="Strong_20_Emphasis">Run</text:span>:</text:p>
          <text:p text:style-name="P2"><text:span text:style-name="Source_20_Text">./hw1_q2</text:span></text:p>
        </text:list-item>
        <text:list-item>
          <text:p text:style-name="P7"><text:span text:style-name="Strong_20_Emphasis">Output</text:span>:</text:p>
          <text:list>
            <text:list-item>
              <text:p text:style-name="P14">Results are printed to the console. </text:p>
            </text:list-item>
            <text:list-item>
              <text:p text:style-name="P7"><text:soft-page-break/>Eigenvalues are appended to vector file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Summary</text:span></text:h>
      <text:list xml:id="list3175350676" text:style-name="L10">
        <text:list-item>
          <text:p text:style-name="P15">Binary format is optimal for large data storage. </text:p>
        </text:list-item>
        <text:list-item>
          <text:p text:style-name="P15">The eigenvector program was tested and verified for multiple matrix sizes and vectors. </text:p>
        </text:list-item>
        <text:list-item>
          <text:p text:style-name="P15">A plot was generated to highlight the file size differences between ASCII and Binary formats. </text:p>
        </text:list-item>
        <text:list-item>
          <text:p text:style-name="P8">The implementation successfully met the requirements of Homework 1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8T20:01:21.012235781</meta:creation-date>
    <dc:date>2025-01-18T20:22:52.579961139</dc:date>
    <meta:editing-duration>PT1M9S</meta:editing-duration>
    <meta:editing-cycles>1</meta:editing-cycles>
    <meta:document-statistic meta:table-count="1" meta:image-count="0" meta:object-count="0" meta:page-count="3" meta:paragraph-count="124" meta:word-count="429" meta:character-count="2556" meta:non-whitespace-character-count="2245"/>
    <meta:generator>LibreOffice/6.0.7.3$Linux_X86_64 LibreOffice_project/00m0$Build-3</meta:generator>
  </office:meta>
</office:document-meta>
</file>